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99cm" svg:height="0.85cm" draw:transform="skewX (-0.000174532925199434) rotate (-1.55264490257416) translate (3.90532135614088cm 1.78006729756979cm)" svg:viewBox="0 0 6991 851" svg:d="M366 818c452-81 3071-202 3688-195s2534 268 2792 223c258-40 161-664-204-706-365-43-1713-135-2631-140s-3426 134-3936 109c-140 1-106 740 291 709z">
          <text:p/>
        </draw:path>
        <draw:path draw:style-name="gr2" draw:text-style-name="P1" draw:layer="layout" svg:width="4.152cm" svg:height="4.336cm" draw:transform="skewX (0.000174532925199431) rotate (0.0980875039620813) translate (3.1276821152506cm 3.2445094674599cm)" svg:viewBox="0 0 4153 4337" svg:d="M405 65c1874-196 3864-40 3743 1738-121 1779-1622 2517-4042 2534-189-10-132-800 224-793 1119 26 3056 6 3171-1465 115-1470-1820-1488-3166-1234-217 41-209-750 70-780z">
          <text:p/>
        </draw:path>
        <draw:path draw:style-name="gr1" draw:text-style-name="P1" draw:layer="layout" svg:width="0.903cm" svg:height="0.661cm" draw:transform="rotate (-2.15757602131539) translate (4.0159911071037cm 8.36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3.9258736382087cm 1.8571954926457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1279911071037cm 3.395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4.26087363820871cm 6.8893621593124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9:46.659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